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1cd6" officeooo:paragraph-rsid="0006875f"/>
    </style:style>
    <style:style style:name="P2" style:family="paragraph" style:parent-style-name="Standard">
      <style:text-properties officeooo:rsid="0006875f" officeooo:paragraph-rsid="0006875f"/>
    </style:style>
    <style:style style:name="P3" style:family="paragraph" style:parent-style-name="Standard">
      <style:paragraph-properties fo:line-height="150%"/>
      <style:text-properties officeooo:rsid="0009b02c" officeooo:paragraph-rsid="0009b02c"/>
    </style:style>
    <style:style style:name="P4" style:family="paragraph" style:parent-style-name="Standard">
      <style:text-properties officeooo:rsid="0009b02c" officeooo:paragraph-rsid="0006875f"/>
    </style:style>
    <style:style style:name="P5" style:family="paragraph" style:parent-style-name="Text_20_body">
      <style:text-properties officeooo:rsid="000361ea" officeooo:paragraph-rsid="000361ea"/>
    </style:style>
    <style:style style:name="P6" style:family="paragraph" style:parent-style-name="Text_20_body">
      <style:text-properties officeooo:rsid="00051cd6" officeooo:paragraph-rsid="00051cd6"/>
    </style:style>
    <style:style style:name="P7" style:family="paragraph" style:parent-style-name="Text_20_body">
      <style:text-properties officeooo:rsid="00051cd6" officeooo:paragraph-rsid="0006875f"/>
    </style:style>
    <style:style style:name="P8" style:family="paragraph" style:parent-style-name="Text_20_body">
      <style:text-properties officeooo:rsid="0006875f" officeooo:paragraph-rsid="0006875f"/>
    </style:style>
    <style:style style:name="P9" style:family="paragraph" style:parent-style-name="Text_20_body">
      <style:text-properties officeooo:rsid="0006875f" officeooo:paragraph-rsid="000b1af5"/>
    </style:style>
    <style:style style:name="P10" style:family="paragraph" style:parent-style-name="Standard" style:list-style-name="L1">
      <style:paragraph-properties fo:line-height="150%"/>
      <style:text-properties officeooo:rsid="0006875f" officeooo:paragraph-rsid="00198f17"/>
    </style:style>
    <style:style style:name="P11" style:family="paragraph" style:parent-style-name="Standard" style:list-style-name="L1">
      <style:paragraph-properties fo:line-height="150%"/>
      <style:text-properties officeooo:rsid="0018946e" officeooo:paragraph-rsid="0018946e"/>
    </style:style>
    <style:style style:name="P12" style:family="paragraph" style:parent-style-name="Standard" style:list-style-name="L1">
      <style:paragraph-properties fo:line-height="150%"/>
      <style:text-properties officeooo:rsid="0009b02c" officeooo:paragraph-rsid="00198f17"/>
    </style:style>
    <style:style style:name="P13" style:family="paragraph" style:parent-style-name="Standard">
      <style:paragraph-properties fo:line-height="150%"/>
      <style:text-properties officeooo:rsid="0009b02c" officeooo:paragraph-rsid="0009b02c"/>
    </style:style>
    <style:style style:name="P14" style:family="paragraph" style:parent-style-name="Standard">
      <style:text-properties officeooo:rsid="00051cd6" officeooo:paragraph-rsid="001b8488"/>
    </style:style>
    <style:style style:name="P15" style:family="paragraph" style:parent-style-name="Standard">
      <loext:graphic-properties draw:fill="none"/>
      <style:paragraph-properties fo:margin-left="0in" fo:margin-right="0in" fo:text-indent="0in" style:auto-text-indent="false"/>
      <style:text-properties officeooo:rsid="001e0685" officeooo:paragraph-rsid="001e0685"/>
    </style:style>
    <style:style style:name="P16" style:family="paragraph" style:parent-style-name="Standard" style:master-page-name="">
      <loext:graphic-properties draw:fill="none"/>
      <style:paragraph-properties fo:margin-left="0in" fo:margin-right="0in" fo:text-indent="0in" style:auto-text-indent="false" style:page-number="auto"/>
    </style:style>
    <style:style style:name="P17" style:family="paragraph" style:parent-style-name="Text_20_body" style:list-style-name="L2">
      <style:paragraph-properties fo:line-height="115%"/>
      <style:text-properties officeooo:rsid="0006875f" officeooo:paragraph-rsid="0006875f"/>
    </style:style>
    <style:style style:name="P18" style:family="paragraph" style:parent-style-name="Text_20_body" style:list-style-name="L2">
      <style:text-properties officeooo:rsid="0006875f" officeooo:paragraph-rsid="0006875f"/>
    </style:style>
    <style:style style:name="P19" style:family="paragraph" style:parent-style-name="Text_20_body" style:list-style-name="L2">
      <style:text-properties officeooo:rsid="0007c309" officeooo:paragraph-rsid="0007c309"/>
    </style:style>
    <style:style style:name="P20" style:family="paragraph" style:parent-style-name="Heading_20_2">
      <style:paragraph-properties fo:break-before="column"/>
    </style:style>
    <style:style style:name="T1" style:family="text">
      <style:text-properties officeooo:rsid="000361ea"/>
    </style:style>
    <style:style style:name="T2" style:family="text">
      <style:text-properties officeooo:rsid="0007c309"/>
    </style:style>
    <style:style style:name="T3" style:family="text">
      <style:text-properties fo:font-style="italic" style:font-style-asian="italic" style:font-style-complex="italic"/>
    </style:style>
    <style:style style:name="T4" style:family="text">
      <style:text-properties fo:font-style="italic" officeooo:rsid="0007c309" style:font-style-asian="italic" style:font-style-complex="italic"/>
    </style:style>
    <style:style style:name="T5" style:family="text">
      <style:text-properties fo:font-style="italic" officeooo:rsid="0009b02c" style:font-style-asian="italic" style:font-style-complex="italic"/>
    </style:style>
    <style:style style:name="T6" style:family="text">
      <style:text-properties fo:font-style="italic" officeooo:rsid="000f7f15" style:font-style-asian="italic" style:font-style-complex="italic"/>
    </style:style>
    <style:style style:name="T7" style:family="text">
      <style:text-properties fo:font-style="italic" officeooo:rsid="000fb4b3" style:font-style-asian="italic" style:font-style-complex="italic"/>
    </style:style>
    <style:style style:name="T8" style:family="text">
      <style:text-properties fo:font-style="italic" officeooo:rsid="0011266c" style:font-style-asian="italic" style:font-style-complex="italic"/>
    </style:style>
    <style:style style:name="T9" style:family="text">
      <style:text-properties fo:font-style="italic" officeooo:rsid="00198337" style:font-style-asian="italic" style:font-style-complex="italic"/>
    </style:style>
    <style:style style:name="T10" style:family="text">
      <style:text-properties fo:font-style="italic" officeooo:rsid="001b8488" style:font-style-asian="italic" style:font-style-complex="italic"/>
    </style:style>
    <style:style style:name="T11" style:family="text">
      <style:text-properties officeooo:rsid="0009b02c"/>
    </style:style>
    <style:style style:name="T12" style:family="text">
      <style:text-properties style:text-underline-style="solid" style:text-underline-width="auto" style:text-underline-color="font-color" officeooo:rsid="00198337"/>
    </style:style>
    <style:style style:name="T13" style:family="text">
      <style:text-properties officeooo:rsid="000ed724"/>
    </style:style>
    <style:style style:name="T14" style:family="text">
      <style:text-properties officeooo:rsid="0013bb29"/>
    </style:style>
    <style:style style:name="T15" style:family="text">
      <style:text-properties officeooo:rsid="0013ec5b"/>
    </style:style>
    <style:style style:name="T16" style:family="text">
      <style:text-properties officeooo:rsid="00198f17"/>
    </style:style>
    <style:style style:name="T17" style:family="text">
      <style:text-properties fo:font-weight="bold" officeooo:rsid="00198f17" style:font-weight-asian="bold" style:font-weight-complex="bold"/>
    </style:style>
    <style:style style:name="T18" style:family="text">
      <style:text-properties fo:font-weight="normal" officeooo:rsid="00198f17" style:font-weight-asian="normal" style:font-weight-complex="normal"/>
    </style:style>
    <style:style style:name="T19" style:family="text">
      <style:text-properties fo:font-weight="normal" officeooo:rsid="001c216d" style:font-weight-asian="normal" style:font-weight-complex="normal"/>
    </style:style>
    <style:style style:name="T20" style:family="text">
      <style:text-properties officeooo:rsid="001c216d"/>
    </style:style>
    <style:style style:name="T21" style:family="text">
      <style:text-properties officeooo:rsid="001e0685"/>
    </style:style>
    <style:style style:name="T22" style:family="text">
      <style:text-properties officeooo:rsid="001ed5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21">Session</text:span> 1: Dependence on probability</text:h>
      <text:p text:style-name="P16"><text:span text:style-name="T7">Initial thoughts</text:span><text:span text:style-name="T4"> </text:span><text:span text:style-name="T5">(</text:span><text:span text:style-name="T6">5</text:span><text:span text:style-name="T5"> min)</text:span><text:span text:style-name="T4">:</text:span><text:span text:style-name="T2"> What does p represent? W</text:span>hat do you expect the number of infected in an outbreak to be for p=0? For p=1? Sketch how you think a graph of the number of infected as a function of p will look like.</text:p>
      <text:p text:style-name="P15">[<text:span text:style-name="T3">Suggested accompanying material: square-ruled paper for the students to sketch on.</text:span>]</text:p>
      <text:p text:style-name="Standard"/>
      <text:p text:style-name="P14"><text:span text:style-name="T7">Exploration </text:span><text:span text:style-name="T5">(</text:span><text:span text:style-name="T9">20</text:span><text:span text:style-name="T5"> min)</text:span><text:span text:style-name="T4">: </text:span><text:span text:style-name="T10">[Instructions for accessing the notebook here]</text:span></text:p>
      <text:p text:style-name="P1"/>
      <text:p text:style-name="P2">Your group's focus will be on the middle section on infection and network structure, and your task is to explore how the number of infected depends on the probability p, and on the network structure.</text:p>
      <text:p text:style-name="P2"/>
      <text:p text:style-name="P2">Some points to explore could be:</text:p>
      <text:p text:style-name="P4"/>
      <text:list xml:id="list8289014918618312853" text:style-name="L1">
        <text:list-item>
          <text:p text:style-name="P10"><text:span text:style-name="T16">(10 min) </text:span>Record <text:span text:style-name="T2">the number of “were sick” as you change p – how does this compare with the graph you made in the first question? (You probably need to average over 100 here)</text:span></text:p>
        </text:list-item>
        <text:list-item>
          <text:p text:style-name="P11"><text:span text:style-name="T20">(3 min) </text:span>When an infection starts to spread, how does the number of infected look like over time?</text:p>
        </text:list-item>
        <text:list-item>
          <text:p text:style-name="P12"><text:span text:style-name="T18">(</text:span><text:span text:style-name="T19">7</text:span><text:span text:style-name="T18"> min)</text:span><text:span text:style-name="T17"> </text:span>Try some other networks and see how the “critical” p changes. <text:span text:style-name="T16">What features of the graphs enable the disease to spread rapidly?</text:span></text:p>
        </text:list-item>
      </text:list>
      <text:p text:style-name="P3"/>
      <text:p text:style-name="P3">At the end of your exploration you should be able to sketch the number of infected versus p, and <text:span text:style-name="T15">say something about when even a low p might be dangerous</text:span>.</text:p>
      <text:h text:style-name="P20" text:outline-level="2"><text:span text:style-name="T21">Session</text:span> 2: Immunization strategy</text:h>
      <text:p text:style-name="P5"><text:span text:style-name="T4">In</text:span><text:span text:style-name="T7">itial thoughts</text:span><text:span text:style-name="T4"> </text:span><text:span text:style-name="T5">(</text:span><text:span text:style-name="T6">5</text:span><text:span text:style-name="T5"> min)</text:span><text:span text:style-name="T4">: </text:span>What are we hoping to achieve by immunizing people? Why don't we immunize everyone? When can we say that we have immunized efficiently?</text:p>
      <text:p text:style-name="P7"><text:span text:style-name="T8">Exploration</text:span><text:span text:style-name="T4"> </text:span><text:span text:style-name="T5">(</text:span><text:span text:style-name="T9">20</text:span><text:span text:style-name="T5"> min)</text:span><text:span text:style-name="T4">: </text:span><text:span text:style-name="T10">[Instructions for accessing the notebook here]</text:span></text:p>
      <text:p text:style-name="P6">Your group's focus will be on the last section on Immunization.</text:p>
      <text:p text:style-name="P8">Someone in the network will be infected at random, and it is your task to find out how to efficiently immunize the network by vaccinating as few people as possible while ensuring people don't get sick.</text:p>
      <text:p text:style-name="P8">Some points to explore could be:</text:p>
      <text:list xml:id="list4731441932645232745" text:style-name="L2">
        <text:list-item>
          <text:p text:style-name="P17"><text:span text:style-name="T16">(10 min) </text:span>How few sick people can you get with just 2 vaccinations for p=0.1?</text:p>
        </text:list-item>
        <text:list-item>
          <text:p text:style-name="P18"><text:span text:style-name="T16">(5 min) </text:span>How many vaccinations do you need to get less than 5 sick people for p=0.2? <text:span text:style-name="T16">(Use average_over = 100)</text:span></text:p>
        </text:list-item>
        <text:list-item>
          <text:p text:style-name="P19"><text:span text:style-name="T16">(5 min) </text:span>Try some other networks and <text:span text:style-name="T11">look at</text:span> how you <text:span text:style-name="T11">might</text:span> vaccinate <text:span text:style-name="T11">them</text:span>.</text:p>
        </text:list-item>
      </text:list>
      <text:p text:style-name="P9">At the end <text:span text:style-name="T22">of your exploration </text:span>you should <text:span text:style-name="T13">be able</text:span> to <text:span text:style-name="T14">say something about</text:span> how to choose people to vaccinate in order to make the vaccination eff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3457in" fo:margin-right="0.4047in" style:writing-mode="lr-tb" style:footnote-max-height="0in">
        <style:columns fo:column-count="2">
          <style:column style:rel-width="6743*" fo:start-indent="0in" fo:end-indent="0.5319in"/>
          <style:column style:rel-width="6829*" fo:start-indent="0.5319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e Jensen</meta:initial-creator>
    <meta:creation-date>2015-05-19T19:12:20.780916350</meta:creation-date>
    <dc:date>2015-05-21T16:34:34.505930281</dc:date>
    <dc:creator>Tue Jensen</dc:creator>
    <meta:editing-duration>PT1H10M34S</meta:editing-duration>
    <meta:editing-cycles>23</meta:editing-cycles>
    <meta:generator>LibreOffice/4.4.2.2$Linux_X86_64 LibreOffice_project/40m0$Build-2</meta:generator>
    <meta:document-statistic meta:table-count="0" meta:image-count="0" meta:object-count="0" meta:page-count="1" meta:paragraph-count="20" meta:word-count="391" meta:character-count="2166" meta:non-whitespace-character-count="1800"/>
  </office:meta>
</office:document-meta>
</file>